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bc16" officeooo:paragraph-rsid="0007bc16"/>
    </style:style>
    <style:style style:name="T1" style:family="text">
      <style:text-properties officeooo:rsid="00091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ller sur phpmyadmin en ligne avec la procédure de mr. Schossig <text:span text:style-name="T1">et travailler sur la base de donnée donnée par le pro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6:50:50.614000000</dc:date>
    <meta:editing-duration>PT1M27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23" meta:character-count="122" meta:non-whitespace-character-count="100"/>
  </office:meta>
</office:document-meta>
</file>